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784in" fo:margin-left="-0.4958in" table:align="left"/>
    </style:style>
    <style:style style:name="Table1.A" style:family="table-column">
      <style:table-column-properties style:column-width="5.559in"/>
    </style:style>
    <style:style style:name="Table1.B" style:family="table-column">
      <style:table-column-properties style:column-width="2.225in"/>
    </style:style>
    <style:style style:name="Table1.1" style:family="table-row">
      <style:table-row-properties style:min-row-height="0.1063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7917in" fo:margin-left="-0.4958in" table:align="left"/>
    </style:style>
    <style:style style:name="Table2.A" style:family="table-column">
      <style:table-column-properties style:column-width="2.5285in"/>
    </style:style>
    <style:style style:name="Table2.B" style:family="table-column">
      <style:table-column-properties style:column-width="2.4333in"/>
    </style:style>
    <style:style style:name="Table2.C" style:family="table-column">
      <style:table-column-properties style:column-width="2.8299in"/>
    </style:style>
    <style:style style:name="Table2.1" style:family="table-row">
      <style:table-row-properties style:min-row-height="0.3222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7.7917in" fo:margin-left="-0.4958in" table:align="left"/>
    </style:style>
    <style:style style:name="Table3.A" style:family="table-column">
      <style:table-column-properties style:column-width="2.8021in"/>
    </style:style>
    <style:style style:name="Table3.B" style:family="table-column">
      <style:table-column-properties style:column-width="2.6875in"/>
    </style:style>
    <style:style style:name="Table3.C" style:family="table-column">
      <style:table-column-properties style:column-width="2.3021in"/>
    </style:style>
    <style:style style:name="Table3.1" style:family="table-row">
      <style:table-row-properties style:min-row-height="1.591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7917in" fo:margin-left="-0.4958in" table:align="left"/>
    </style:style>
    <style:style style:name="Table4.A" style:family="table-column">
      <style:table-column-properties style:column-width="3.0313in"/>
    </style:style>
    <style:style style:name="Table4.B" style:family="table-column">
      <style:table-column-properties style:column-width="2.4479in"/>
    </style:style>
    <style:style style:name="Table4.C" style:family="table-column">
      <style:table-column-properties style:column-width="2.3125in"/>
    </style:style>
    <style:style style:name="Table4.1" style:family="table-row">
      <style:table-row-properties style:min-row-height="1.2882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7.7917in" fo:margin-left="-0.4958in" table:align="left"/>
    </style:style>
    <style:style style:name="Table5.A" style:family="table-column">
      <style:table-column-properties style:column-width="0.9375in"/>
    </style:style>
    <style:style style:name="Table5.B" style:family="table-column">
      <style:table-column-properties style:column-width="3.3958in"/>
    </style:style>
    <style:style style:name="Table5.C" style:family="table-column">
      <style:table-column-properties style:column-width="0.875in"/>
    </style:style>
    <style:style style:name="Table5.D" style:family="table-column">
      <style:table-column-properties style:column-width="0.8438in"/>
    </style:style>
    <style:style style:name="Table5.E" style:family="table-column">
      <style:table-column-properties style:column-width="0.8333in"/>
    </style:style>
    <style:style style:name="Table5.F" style:family="table-column">
      <style:table-column-properties style:column-width="0.9063in"/>
    </style:style>
    <style:style style:name="Table5.1" style:family="table-row">
      <style:table-row-properties style:min-row-height="0.1611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014in"/>
    </style:style>
    <style:style style:name="Table5.3" style:family="table-row">
      <style:table-row-properties style:min-row-height="1.5104in"/>
    </style:style>
    <style:style style:name="Table5.D3" style:family="table-cell" style:data-style-name="N2">
      <style:table-cell-properties fo:padding="0.0382in" fo:border="none"/>
    </style:style>
    <style:style style:name="Table5.4" style:family="table-row">
      <style:table-row-properties style:min-row-height="0.166in"/>
    </style:style>
    <style:style style:name="Table5.5" style:family="table-row">
      <style:table-row-properties style:min-row-height="1.8403in"/>
    </style:style>
    <style:style style:name="Table5.6" style:family="table-row">
      <style:table-row-properties style:min-row-height="0.1556in"/>
    </style:style>
    <style:style style:name="Table6" style:family="table">
      <style:table-properties style:width="7.7944in" fo:margin-left="-0.5132in" table:align="left"/>
    </style:style>
    <style:style style:name="Table6.A" style:family="table-column">
      <style:table-column-properties style:column-width="1.0132in"/>
    </style:style>
    <style:style style:name="Table6.B" style:family="table-column">
      <style:table-column-properties style:column-width="1.525in"/>
    </style:style>
    <style:style style:name="Table6.C" style:family="table-column">
      <style:table-column-properties style:column-width="1.3347in"/>
    </style:style>
    <style:style style:name="Table6.D" style:family="table-column">
      <style:table-column-properties style:column-width="1.0986in"/>
    </style:style>
    <style:style style:name="Table6.E" style:family="table-column">
      <style:table-column-properties style:column-width="2.8229in"/>
    </style:style>
    <style:style style:name="Table6.1" style:family="table-row">
      <style:table-row-properties style:min-row-height="0.1986in"/>
    </style:style>
    <style:style style:name="Table6.A1" style:family="table-cell">
      <style:table-cell-properties fo:padding="0.0382in" fo:border="none"/>
    </style:style>
    <style:style style:name="Table6.2" style:family="table-row">
      <style:table-row-properties style:min-row-height="0.4167in"/>
    </style:style>
    <style:style style:name="Table6.3" style:family="table-row">
      <style:table-row-properties style:min-row-height="0.916in"/>
    </style:style>
    <style:style style:name="Table6.4" style:family="table-row">
      <style:table-row-properties style:min-row-height="0.3438in"/>
    </style:style>
    <style:style style:name="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Table_20_Contents">
      <style:text-properties fo:color="#000000" style:font-name="Times New Romanc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P4" style:family="paragraph" style:parent-style-name="Table_20_Contents">
      <style:paragraph-properties>
        <style:tab-stops/>
      </style:paragraph-properties>
      <style:text-properties fo:color="#000000" style:font-name="Times New Romance" fo:font-size="8pt" style:font-size-asian="8pt" style:font-size-complex="8pt"/>
    </style:style>
    <style:style style:name="P5" style:family="paragraph" style:parent-style-name="Table_20_Contents">
      <style:paragraph-properties fo:text-align="justify" style:justify-single-word="false"/>
      <style:text-properties fo:color="#000000" style:font-name="Times New Romance" fo:font-size="8pt" style:font-size-asian="8pt" style:font-size-complex="8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fo:color="#000000" style:font-name="Times New Romance" fo:font-size="8pt" style:font-size-asian="8pt" style:font-size-complex="8pt"/>
    </style:style>
    <style:style style:name="P7" style:family="paragraph" style:parent-style-name="Table_20_Contents">
      <style:text-properties fo:color="#000000" style:font-name="Times New Romance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fo:color="#000000" style:font-name="Times New Romance" fo:font-size="8pt" style:text-underline-style="solid" style:text-underline-type="double" style:text-underline-width="auto" style:text-underline-color="font-color" style:font-size-asian="8pt" style:font-size-complex="8pt"/>
    </style:style>
    <style:style style:name="P9" style:family="paragraph" style:parent-style-name="Table_20_Contents">
      <style:text-properties fo:color="#000000" style:font-name="Times New Romance" fo:font-size="8pt" style:text-underline-style="none" style:font-size-asian="8pt" style:font-size-complex="8pt"/>
    </style:style>
    <style:style style:name="P10" style:family="paragraph" style:parent-style-name="Table_20_Contents"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2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3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size-complex="8pt"/>
    </style:style>
    <style:style style:name="P1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Times New Romance" fo:font-size="8pt" fo:letter-spacing="normal" fo:font-style="normal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font-variant="normal" fo:text-transform="none" fo:color="#000000" style:font-name="Times New Romances" fo:font-size="8pt" fo:letter-spacing="normal" fo:font-style="normal" fo:font-weight="normal" style:font-size-asian="8pt" style:font-size-complex="8pt"/>
    </style:style>
    <style:style style:name="P16" style:family="paragraph" style:parent-style-name="Standard">
      <style:text-properties fo:color="#000000" style:font-name="Times New Romance" fo:font-size="8pt" style:font-size-asian="8pt" style:font-size-complex="8pt"/>
    </style:style>
    <style:style style:name="P17" style:family="paragraph" style:parent-style-name="Standard">
      <style:paragraph-properties fo:text-align="center" style:justify-single-word="false"/>
      <style:text-properties fo:color="#000000" style:font-name="Times New Romance" fo:font-size="8pt" style:font-size-asian="8pt" style:font-size-complex="8pt"/>
    </style:style>
    <style:style style:name="T1" style:family="text">
      <style:text-properties style:text-underline-style="none"/>
    </style:style>
    <number:number-style style:name="N2">
      <number:number number: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/>
            <text:p text:style-name="P2"/>
            <text:p text:style-name="P10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/>
            <text:p text:style-name="P2"/>
            <text:p text:style-name="P2"><text:placeholder text:placeholder-type="text">&lt;(o.cons_loca and o.cons_loca.name or '').upper()&gt;</text:placeholder> </text:p>
            <text:p text:style-name="P2"><text:placeholder text:placeholder-type="text">&lt;(o.cons_loca and o.cons_loca.street or '').upper()&gt;</text:placeholder>, <text:placeholder text:placeholder-type="text">&lt;(o.cons_loca and o.cons_loca.street2 or '').upper()&gt;</text:placeholder>, <text:placeholder text:placeholder-type="text">&lt;(o.cons_loca and o.cons_loca.city or '').upper()&gt;</text:placeholder>,</text:p>
            <text:p text:style-name="P2"><text:placeholder text:placeholder-type="text">&lt;(o.cons_loca and o.cons_loca.state_id.name or '').upper()&gt;</text:placeholder>,</text:p>
            <text:p text:style-name="P2"><text:placeholder text:placeholder-type="text">&lt;(o.cons_loca and o.cons_loca.country_id.name or '').upper()&gt;</text:placeholder>,</text:p>
            <text:p text:style-name="P2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"><text:tab/> <text:s text:c="2"/><text:placeholder text:placeholder-type="text">&lt;o.vvt_number and o.vvt_number or ''&gt;</text:placeholder></text:p>
            <text:p text:style-name="P2"><text:tab/> <text:s/><text:placeholder text:placeholder-type="text">&lt;get_date(o.date_invoice)&gt;</text:placeholder></text:p>
            <text:p text:style-name="P2"><text:tab/> <text:placeholder text:placeholder-type="text">&lt;o.partner_id and o.partner_id.customer_code or ''&gt;</text:placeholder></text:p>
            <text:p text:style-name="P2"><text:tab/><text:placeholder text:placeholder-type="text">&lt;o.sale_id and o.sale_id.po_number or ''&gt;</text:placeholder></text:p>
            <text:p text:style-name="P2"><text:tab/><text:placeholder text:placeholder-type="text">&lt;get_date(o.sale_id.po_date)&gt;</text:placeholder></text:p>
            <text:p text:style-name="P2"><text:tab/>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2"><text:s/></text:p>
            <text:p text:style-name="P2"><text:tab/> <text:placeholder text:placeholder-type="text">&lt;o.partner_id and o.partner_id.division_code_id.name or ''&gt;</text:placeholder></text:p>
            <text:p text:style-name="P5"/>
            <text:p text:style-name="P5"/>
            <text:p text:style-name="P5"><text:s text:c="3"/></text:p>
            <text:p text:style-name="P12"><text:tab/> <text:placeholder text:placeholder-type="text">&lt;o.partner_id and o.partner_id.pan_tin or ''&gt;</text:placeholder></text:p>
            <text:p text:style-name="P5"><text:tab/> <text:placeholder text:placeholder-type="text">&lt;o.partner_id and o.partner_id.cst or ''&gt;</text:placeholder></text:p>
            <text:p text:style-name="P5"><text:tab/> <text:placeholder text:placeholder-type="text">&lt;o.partner_id and o.partner_id.pan_tin or ''&gt;</text:placeholder> <text:s text:c="7"/></text:p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1"><text:tab/><text:placeholder text:placeholder-type="text">&lt;o.delivery_order_id and o.delivery_order_id.transporter or ''&gt;</text:placeholder></text:p>
            <text:p text:style-name="P11"><text:tab/><text:placeholder text:placeholder-type="text">&lt;o.delivery_order_id and o.delivery_order_id.truck or ''&gt;</text:placeholder></text:p>
            <text:p text:style-name="P11"><text:tab/><text:placeholder text:placeholder-type="text">&lt;o.partner_id and o.partner_id.city or ''&gt;</text:placeholder></text:p>
            <text:p text:style-name="P11"/>
            <text:p text:style-name="P11"><text:tab/><text:placeholder text:placeholder-type="text">&lt;get_date(o.date_invoice)&gt;</text:placeholder></text:p>
            <text:p text:style-name="P11"/>
            <text:p text:style-name="P11"/>
            <text:p text:style-name="P11"><text:tab/>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</table:table-row>
        <table:table-row table:style-name="Table5.2">
          <table:table-cell table:style-name="Table5.A1" table:number-columns-spanned="6" office:value-type="string">
            <text:p text:style-name="P15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office:value-type="string">
            <text:p text:style-name="P2"><text:placeholder text:placeholder-type="text">&lt;line.product_id and line.product_id.default_code or '' &gt;</text:placeholder></text:p>
          </table:table-cell>
          <table:table-cell table:style-name="Table5.A1" office:value-type="string">
            <text:p text:style-name="P2"><text:placeholder text:placeholder-type="text">&lt;line.product_id and line.product_id.name or ''&gt;</text:placeholder>:</text:p>
            <text:p text:style-name="P2"><text:placeholder text:placeholder-type="text">&lt;line.name or ''&gt;</text:placeholder></text:p>
            <text:p text:style-name="P8"><text:span text:style-name="T1">Gross</text:span> <text:span text:style-name="T1">Amount:</text:span></text:p>
            <text:p text:style-name="P9"/>
            <text:p text:style-name="P9">Basic Excise Duty:</text:p>
            <text:p text:style-name="P2"/>
            <text:p text:style-name="P2">Edu Cess: </text:p>
            <text:p text:style-name="P2"/>
            <text:p text:style-name="P2">Sec &amp; H Edu Cess:</text:p>
            <text:p text:style-name="P2"/>
            <text:p text:style-name="P2">Subtotal + Excise Duty:</text:p>
            <text:p text:style-name="P2"/>
            <text:p text:style-name="P2">CST:</text:p>
            <text:p text:style-name="P2"/>
            <text:p text:style-name="P2"/>
            <text:p text:style-name="P2"/>
          </table:table-cell>
          <table:table-cell table:style-name="Table5.A1" office:value-type="string">
            <text:p text:style-name="P2"><text:placeholder text:placeholder-type="text">&lt;(o.delivery_order_id and o.delivery_order_id.bag_detail or '').upper()&gt;</text:placeholder></text:p>
          </table:table-cell>
          <table:table-cell table:style-name="Table5.D3" office:value-type="float" office:value="0">
            <text:p text:style-name="P2"><text:placeholder text:placeholder-type="text">&lt;get_qty_mt(line.quantity, line.uos_id and line.uos_id.name or False, o.invoice_type)&gt;</text:placeholder></text:p>
          </table:table-cell>
          <table:table-cell table:style-name="Table5.A1" office:value-type="string">
            <text:p text:style-name="P2"><text:placeholder text:placeholder-type="text">&lt;round(get_qty_mt(line.quantity, line.uos_id and line.uos_id.name or False, o.invoice_type)*(line.price_unit or False),2)&gt;</text:placeholder></text:p>
            <text:p text:style-name="P2"/>
            <text:p text:style-name="P2"/>
            <text:p text:style-name="P2"/>
            <text:p text:style-name="P16"><text:placeholder text:placeholder-type="text">&lt;o.excise_duty_id and o.excise_duty_id.amount or ''&gt;</text:placeholder></text:p>
            <text:p text:style-name="P16"/>
            <text:p text:style-name="P16">2.00</text:p>
            <text:p text:style-name="P2"/>
            <text:p text:style-name="P2">1.00</text:p>
            <text:p text:style-name="P2"/>
            <text:p text:style-name="P2"/>
            <text:p text:style-name="P2"/>
            <text:p text:style-name="P2"><text:placeholder text:placeholder-type="text">&lt;o.sale_tax_id and o.sale_tax_id.amount or ''&gt;</text:placeholder></text:p>
          </table:table-cell>
          <table:table-cell table:style-name="Table5.A1" office:value-type="string">
            <text:p text:style-name="P2"><text:placeholder text:placeholder-type="text">&lt;round(get_qty_mt(line.quantity, line.uos_id and line.uos_id.name or False, o.invoice_type)*round(get_qty_mt(line.quantity, line.uos_id and line.uos_id.name or False, o.invoice_type)*(line.price_unit or False),2),2)&gt;</text:placeholder></text:p>
            <text:p text:style-name="P2"/>
            <text:p text:style-name="P2"><text:placeholder text:placeholder-type="text">&lt;round(get_qty_mt(line.quantity, line.uos_id and line.uos_id.name or False, o.invoice_type)*round(get_qty_mt(line.quantity, line.uos_id and line.uos_id.name or False, o.invoice_type)*(line.price_unit or False),2),2)&gt;</text:placeholder></text:p>
            <text:p text:style-name="P2"/>
            <text:p text:style-name="P2"><text:placeholder text:placeholder-type="text">&lt;round(get_qty_mt(line.quantity, line.uos_id and line.uos_id.name or False, o.invoice_type)*round(get_qty_mt(line.quantity, line.uos_id and line.uos_id.name or False, o.invoice_type)*(line.price_unit or False),2)*(o.excise_duty_id and o.excise_duty_id.amount or '')/100,2)&gt;</text:placeholder></text:p>
            <text:p text:style-name="P2"><text:soft-page-break/></text:p>
            <text:p text:style-name="P2"><text:placeholder text:placeholder-type="text">&lt;round(round(get_qty_mt(line.quantity, line.uos_id and line.uos_id.name or False, o.invoice_type)*round(get_qty_mt(line.quantity, line.uos_id and line.uos_id.name or False, o.invoice_type)*(line.price_unit or False),2)*(o.excise_duty_id and o.excise_duty_id.amount or '')/100,2)*2/100,2)&gt;</text:placeholder></text:p>
            <text:p text:style-name="P2"/>
            <text:p text:style-name="P2"><text:placeholder text:placeholder-type="text">&lt;round(round(get_qty_mt(line.quantity, line.uos_id and line.uos_id.name or False, o.invoice_type)*round(get_qty_mt(line.quantity, line.uos_id and line.uos_id.name or False, o.invoice_type)*(line.price_unit or False),2)*(o.excise_duty_id and o.excise_duty_id.amount or '')/100,2)*1/100,2)&gt;</text:placeholder></text:p>
            <text:p text:style-name="P2"/>
            <text:p text:style-name="P2"><text:placeholder text:placeholder-type="text">&lt;round(round(get_qty_mt(line.quantity, line.uos_id and line.uos_id.name or False, o.invoice_type)*round(get_qty_mt(line.quantity, line.uos_id and line.uos_id.name or False, o.invoice_type)*(line.price_unit or False),2),2)+round(get_qty_mt(line.quantity, line.uos_id and line.uos_id.name or False, o.invoice_type)*round(get_qty_mt(line.quantity, line.uos_id and line.uos_id.name or False, o.invoice_type)*(line.price_unit or False),2)*(o.excise_duty_id and o.excise_duty_id.amount or '')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2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1/100,2),2)&gt;</text:placeholder><text:soft-page-break/></text:p>
            <text:p text:style-name="P2"/>
            <text:p text:style-name="P2"><text:placeholder text:placeholder-type="text">&lt;round(round(round(get_qty_mt(line.quantity, line.uos_id and line.uos_id.name or False, o.invoice_type)*round(get_qty_mt(line.quantity, line.uos_id and line.uos_id.name or False, o.invoice_type)*(line.price_unit or False),2),2)+round(get_qty_mt(line.quantity, line.uos_id and line.uos_id.name or False, o.invoice_type)*round(get_qty_mt(line.quantity, line.uos_id and line.uos_id.name or False, o.invoice_type)*(line.price_unit or False),2)*(o.excise_duty_id and o.excise_duty_id.amount or '')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2/100,2)+round(round(get_qty_mt(line.quantity, line.uos_id and line.uos_id.name or False, o.invoice_type)*round(get_qty_mt(line.quantity, line.uos_id and line.uos_id.name or False, o.invoice_type)*(line.price_unit or False),2)*(o.excise_duty_id and o.excise_duty_id.amount or '')/100,2)*1/100,2),2)*(o.sale_tax_id and o.sale_tax_id.amount or '')/100, 2)&gt;</text:placeholder><text:soft-page-break/></text:p>
            <text:p text:style-name="P2"/>
            <text:p text:style-name="P2"/>
          </table:table-cell>
        </table:table-row>
        <table:table-row table:style-name="Table5.4">
          <table:table-cell table:style-name="Table5.A1" table:number-columns-spanned="6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table:number-columns-spanned="4" office:value-type="string">
            <text:p text:style-name="P11"/>
            <text:p text:style-name="P11"><text:placeholder text:placeholder-type="text">&lt;amount_to_text(get_total_amount(o.invoice_line, o.sale_tax_id, o.excise_duty_id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"><text:placeholder text:placeholder-type="text">&lt;get_total_example(o.invoice_line or False, o.excise_duty_id and o.excise_duty_id.amount or False, o.excise_duty_id and o.sale_tax_id.amount or False)&gt;</text:placeholder></text:p>
            <text:p text:style-name="P2"/>
            <text:p text:style-name="P2"/>
            <text:p text:style-name="P2"/>
            <text:p text:style-name="P2"/>
          </table:table-cell>
        </table:table-row>
        <table:table-row table:style-name="Table5.6">
          <table:table-cell table:style-name="Table5.A1" table:number-columns-spanned="6" office:value-type="string">
            <text:p text:style-name="P11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le6.A1" office:value-type="string">
            <text:p text:style-name="P13"/>
          </table:table-cell>
        </table:table-row>
        <table:table-row table:style-name="Table6.2"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1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table:number-rows-spanned="3" office:value-type="string">
            <text:p text:style-name="P2"/>
          </table:table-cell>
        </table:table-row>
        <table:table-row table:style-name="Table6.3"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>Duty Payable U/R 8</text:p>
          </table:table-cell>
          <table:table-cell table:style-name="Table6.A1" office:value-type="string">
            <text:p text:style-name="P2"/>
          </table:table-cell>
          <table:table-cell table:style-name="Table6.A1" office:value-type="string">
            <text:p text:style-name="P2"/>
          </table:table-cell>
          <table:covered-table-cell/>
        </table:table-row>
        <table:table-row table:style-name="Table6.4">
          <table:table-cell table:style-name="Table6.A1" office:value-type="string">
            <text:p text:style-name="P11"/>
          </table:table-cell>
          <table:table-cell table:style-name="Table6.A1" table:number-columns-spanned="3" office:value-type="string">
            <text:p text:style-name="P2"><text:placeholder text:placeholder-type="text">&lt;amount_to_text(o.excise_duty_id and o.excise_duty_id.amount or '')&gt;</text:placeholder></text:p>
          </table:table-cell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.4626in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8.5in" fo:page-height="14in" style:num-format="1" style:print-orientation="portrait" fo:margin-top="0.7874in" fo:margin-bottom="0.7874in" fo:margin-left="0.7874in" fo:margin-right="0.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472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2-05T23:14:59</dc:date>
    <dc:creator>tien </dc:creator>
    <meta:editing-duration>PT13H51M24S</meta:editing-duration>
    <meta:editing-cycles>156</meta:editing-cycles>
    <meta:generator>LibreOffice/3.5$Linux_X86_64 LibreOffice_project/350m1$Build-2</meta:generator>
    <meta:document-statistic meta:table-count="6" meta:image-count="0" meta:object-count="0" meta:page-count="4" meta:paragraph-count="58" meta:word-count="458" meta:character-count="5911" meta:non-whitespace-character-count="5458"/>
  </office:meta>
</office:document-meta>
</file>